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0.4493in" table:align="left"/>
    </style:style>
    <style:style style:name="Table1.A" style:family="table-column">
      <style:table-column-properties style:column-width="0.44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5965in" table:align="left"/>
    </style:style>
    <style:style style:name="Table2.A" style:family="table-column">
      <style:table-column-properties style:column-width="2.5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style:font-name="Liberation Sans" fo:font-size="11pt" fo:language="zxx" fo:country="none" officeooo:rsid="00178e07" officeooo:paragraph-rsid="00178e07" style:font-size-asian="11pt" style:language-asian="zxx" style:country-asian="none" style:font-size-complex="11pt" style:language-complex="zxx" style:country-complex="none"/>
    </style:style>
    <style:style style:name="P2" style:family="paragraph" style:parent-style-name="Preformatted_20_Text">
      <style:text-properties style:font-name="Liberation Sans" fo:language="zxx" fo:country="none" officeooo:rsid="00178e07" officeooo:paragraph-rsid="00178e07" style:language-asian="zxx" style:country-asian="none" style:language-complex="zxx" style:country-complex="none"/>
    </style:style>
    <style:style style:name="P3" style:family="paragraph" style:parent-style-name="Preformatted_20_Text">
      <style:text-properties style:font-name="Liberation Sans" fo:font-size="24pt" fo:language="zxx" fo:country="none" officeooo:rsid="00178e07" officeooo:paragraph-rsid="00178e07" style:font-size-asian="24pt" style:language-asian="zxx" style:country-asian="none" style:font-size-complex="24pt" style:language-complex="zxx" style:country-complex="none"/>
    </style:style>
    <style:style style:name="P4" style:family="paragraph" style:parent-style-name="Heading_20_3">
      <style:text-properties style:font-name="Liberation Sans" fo:language="zxx" fo:country="none" officeooo:rsid="00178e07" officeooo:paragraph-rsid="00178e07" style:language-asian="zxx" style:country-asian="none" style:language-complex="zxx" style:country-complex="none"/>
    </style:style>
    <style:style style:name="P5" style:family="paragraph" style:parent-style-name="Heading_20_3">
      <style:text-properties style:font-name="Liberation Sans" fo:language="zxx" fo:country="none" fo:font-weight="normal" officeooo:rsid="00178e07" officeooo:paragraph-rsid="00178e07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EQUIP PRÀCTICA</text:span></text:p>
      <text:p text:style-name="P2"><text:span text:style-name="T1"/></text:p>
      <text:h text:style-name="P4" text:outline-level="3"><text:span text:style-name="T1">GUILLEM FERRER NICOLÁS (responsable del lliurament)</text:span></text:h>
      <text:p text:style-name="Text_20_body"><text:span text:style-name="T2">Correu:</text:span> <text:a xlink:type="simple" xlink:href="mailto:guillem.ferrer.nicolas@est.fib.upc.edu" text:style-name="Internet_20_link" text:visited-style-name="Visited_20_Internet_20_Link">guillem.ferrer.nicolas@est.fib.upc.edu</text:a></text:p>
      <text:h text:style-name="P5" text:outline-level="3">JORDI ARMENGOL ESTAPÉ</text:h>
      <text:p text:style-name="Text_20_body"><text:span text:style-name="T2">Correu:</text:span> <text:a xlink:type="simple" xlink:href="mailto:jordi.armengol.estape@est.fib.upc.edu" text:style-name="Internet_20_link" text:visited-style-name="Visited_20_Internet_20_Link">jordi.armengol.estape@est.fib.upc.edu</text:a></text:p>
      <text:p text:style-name="P2"/>
      <text:p text:style-name="P1">Els membres de l'equip d'aquesta pràctica són Guillem Ferrer Nicolás i Jordi Armengol Estapé.</text:p>
      <text:p text:style-name="P1"/>
      <text:p text:style-name="P1">L'especificació ha estat escrita pels dos al mateix temps.</text:p>
      <text:p text:style-name="P1"/>
      <text:p text:style-name="P1">El repartiment de la implementació inicial va ser el següent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bookmark text:name="LC1"/>Cite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afegir_cita: Jordi<text:bookmark text:name="LC3"/></text:p>
          </table:table-cell>
        </table:table-row>
        <table:table-row>
          <table:table-cell table:style-name="Table2.A1" office:value-type="string">
            <text:p text:style-name="Table_20_Contents">eliminar_cita: Guillem<text:bookmark text:name="LC4"/></text:p>
          </table:table-cell>
        </table:table-row>
        <table:table-row>
          <table:table-cell table:style-name="Table2.A1" office:value-type="string">
            <text:p text:style-name="Table_20_Contents">imprimir_cita: Jordi<text:bookmark text:name="LC5"/></text:p>
          </table:table-cell>
        </table:table-row>
        <table:table-row>
          <table:table-cell table:style-name="Table2.A1" office:value-type="string">
            <text:p text:style-name="Table_20_Contents">imprimir_cites_autor: Guillem<text:bookmark text:name="LC6"/></text:p>
          </table:table-cell>
        </table:table-row>
        <table:table-row>
          <table:table-cell table:style-name="Table2.A1" office:value-type="string">
            <text:p text:style-name="Table_20_Contents">imprimir_cites_text: Jordi<text:bookmark text:name="LC7"/></text:p>
          </table:table-cell>
        </table:table-row>
        <table:table-row>
          <table:table-cell table:style-name="Table2.A1" office:value-type="string">
            <text:p text:style-name="Table_20_Contents">imprimir_totes_cites: Guillem<text:bookmark text:name="LC8"/></text:p>
          </table:table-cell>
        </table:table-row>
        <table:table-row>
          <table:table-cell table:style-name="Table2.A1" office:value-type="string">
            <text:p text:style-name="P6"><text:bookmark text:name="LC9"/></text:p>
          </table:table-cell>
        </table:table-row>
        <table:table-row>
          <table:table-cell table:style-name="Table2.A1" office:value-type="string">
            <text:p text:style-name="P7">Cjt_autors<text:bookmark text:name="LC10"/></text:p>
          </table:table-cell>
        </table:table-row>
        <table:table-row>
          <table:table-cell table:style-name="Table2.A1" office:value-type="string">
            <text:p text:style-name="Table_20_Contents">afegir_cita: Jordi<text:bookmark text:name="LC11"/></text:p>
          </table:table-cell>
        </table:table-row>
        <table:table-row>
          <table:table-cell table:style-name="Table2.A1" office:value-type="string">
            <text:p text:style-name="Table_20_Contents">afegir_text: Guillem<text:bookmark text:name="LC12"/></text:p>
          </table:table-cell>
        </table:table-row>
        <table:table-row>
          <table:table-cell table:style-name="Table2.A1" office:value-type="string">
            <text:p text:style-name="Table_20_Contents">eliminar_cita: Jordi<text:bookmark text:name="LC13"/></text:p>
          </table:table-cell>
        </table:table-row>
        <table:table-row>
          <table:table-cell table:style-name="Table2.A1" office:value-type="string">
            <text:p text:style-name="Table_20_Contents">eliminar_text: Guillem<text:bookmark text:name="LC14"/></text:p>
          </table:table-cell>
        </table:table-row>
        <table:table-row>
          <table:table-cell table:style-name="Table2.A1" office:value-type="string">
            <text:p text:style-name="Table_20_Contents">frases: Jordi<text:bookmark text:name="LC15"/></text:p>
          </table:table-cell>
        </table:table-row>
        <table:table-row>
          <table:table-cell table:style-name="Table2.A1" office:value-type="string">
            <text:p text:style-name="Table_20_Contents">imprimeix_autor_text: Guillem<text:bookmark text:name="LC16"/></text:p>
          </table:table-cell>
        </table:table-row>
        <table:table-row>
          <table:table-cell table:style-name="Table2.A1" office:value-type="string">
            <text:p text:style-name="Table_20_Contents">imprimeix_cites_autor: Jordi<text:bookmark text:name="LC17"/></text:p>
          </table:table-cell>
        </table:table-row>
        <table:table-row>
          <table:table-cell table:style-name="Table2.A1" office:value-type="string">
            <text:p text:style-name="Table_20_Contents">imprimeix_cites_text: Guillem<text:bookmark text:name="LC18"/></text:p>
          </table:table-cell>
        </table:table-row>
        <table:table-row>
          <table:table-cell table:style-name="Table2.A1" office:value-type="string">
            <text:p text:style-name="Table_20_Contents">imprimeix_contingut_text: Jordi<text:bookmark text:name="LC19"/></text:p>
          </table:table-cell>
        </table:table-row>
        <table:table-row>
          <table:table-cell table:style-name="Table2.A1" office:value-type="string">
            <text:p text:style-name="Table_20_Contents">imprimeix_info: Guillem<text:bookmark text:name="LC20"/></text:p>
          </table:table-cell>
        </table:table-row>
        <table:table-row>
          <table:table-cell table:style-name="Table2.A1" office:value-type="string">
            <text:p text:style-name="Table_20_Contents">imprimeix_info_cita: Jordi<text:bookmark text:name="LC21"/></text:p>
          </table:table-cell>
        </table:table-row>
        <table:table-row>
          <table:table-cell table:style-name="Table2.A1" office:value-type="string">
            <text:p text:style-name="Table_20_Contents">imprimeix_nombre_frases: Guillem<text:bookmark text:name="LC22"/></text:p>
          </table:table-cell>
        </table:table-row>
        <table:table-row>
          <table:table-cell table:style-name="Table2.A1" office:value-type="string">
            <text:p text:style-name="Table_20_Contents">imprimeix_nombre_paraules: Jordi<text:bookmark text:name="LC23"/></text:p>
          </table:table-cell>
        </table:table-row>
        <table:table-row>
          <table:table-cell table:style-name="Table2.A1" office:value-type="string">
            <text:p text:style-name="Table_20_Contents">imprimeix_taula_frequencies: Guillem<text:bookmark text:name="LC24"/></text:p>
          </table:table-cell>
        </table:table-row>
        <table:table-row>
          <table:table-cell table:style-name="Table2.A1" office:value-type="string">
            <text:p text:style-name="Table_20_Contents">imprimeix_totes_cites: Jordi<text:bookmark text:name="LC25"/></text:p>
          </table:table-cell>
        </table:table-row>
        <table:table-row>
          <table:table-cell table:style-name="Table2.A1" office:value-type="string">
            <text:p text:style-name="Table_20_Contents">imprimeix_tots_autors: Guillem<text:bookmark text:name="LC26"/></text:p>
          </table:table-cell>
        </table:table-row>
        <table:table-row>
          <table:table-cell table:style-name="Table2.A1" office:value-type="string">
            <text:p text:style-name="Table_20_Contents">imprimeix_tots_textos_autor: Jordi<text:bookmark text:name="LC27"/></text:p>
          </table:table-cell>
        </table:table-row>
        <text:soft-page-break/>
        <table:table-row>
          <table:table-cell table:style-name="Table2.A1" office:value-type="string">
            <text:p text:style-name="Table_20_Contents">seleccionar_text: Guillem<text:bookmark text:name="LC28"/></text:p>
          </table:table-cell>
        </table:table-row>
        <table:table-row>
          <table:table-cell table:style-name="Table2.A1" office:value-type="string">
            <text:p text:style-name="Table_20_Contents">substituir: Jordi<text:bookmark text:name="LC29"/></text:p>
          </table:table-cell>
        </table:table-row>
        <table:table-row>
          <table:table-cell table:style-name="Table2.A1" office:value-type="string">
            <text:p text:style-name="P6"><text:bookmark text:name="LC30"/></text:p>
          </table:table-cell>
        </table:table-row>
        <table:table-row>
          <table:table-cell table:style-name="Table2.A1" office:value-type="string">
            <text:p text:style-name="P7">Text<text:bookmark text:name="LC31"/></text:p>
          </table:table-cell>
        </table:table-row>
        <table:table-row>
          <table:table-cell table:style-name="Table2.A1" office:value-type="string">
            <text:p text:style-name="Table_20_Contents">afegeix_contingut: Guillem<text:bookmark text:name="LC32"/></text:p>
          </table:table-cell>
        </table:table-row>
        <table:table-row>
          <table:table-cell table:style-name="Table2.A1" office:value-type="string">
            <text:p text:style-name="Table_20_Contents">comptar_linies: Jordi<text:bookmark text:name="LC33"/></text:p>
          </table:table-cell>
        </table:table-row>
        <table:table-row>
          <table:table-cell table:style-name="Table2.A1" office:value-type="string">
            <text:p text:style-name="Table_20_Contents">escriure: Guillem<text:bookmark text:name="LC34"/></text:p>
          </table:table-cell>
        </table:table-row>
        <table:table-row>
          <table:table-cell table:style-name="Table2.A1" office:value-type="string">
            <text:p text:style-name="Table_20_Contents">existeixen_paraules: Jordi<text:bookmark text:name="LC35"/></text:p>
          </table:table-cell>
        </table:table-row>
        <table:table-row>
          <table:table-cell table:style-name="Table2.A1" office:value-type="string">
            <text:p text:style-name="Table_20_Contents">frases_x_fins_y: Guillem<text:bookmark text:name="LC36"/></text:p>
          </table:table-cell>
        </table:table-row>
        <table:table-row>
          <table:table-cell table:style-name="Table2.A1" office:value-type="string">
            <text:p text:style-name="Table_20_Contents">avalua_frase_expressio: Jordi<text:bookmark text:name="LC37"/></text:p>
          </table:table-cell>
        </table:table-row>
        <table:table-row>
          <table:table-cell table:style-name="Table2.A1" office:value-type="string">
            <text:p text:style-name="Table_20_Contents">imprimeix_frases_paraules: Guillem<text:bookmark text:name="LC38"/></text:p>
          </table:table-cell>
        </table:table-row>
        <table:table-row>
          <table:table-cell table:style-name="Table2.A1" office:value-type="string">
            <text:p text:style-name="Table_20_Contents">imprimeix_linies: Jordi<text:bookmark text:name="LC39"/></text:p>
          </table:table-cell>
        </table:table-row>
        <table:table-row>
          <table:table-cell table:style-name="Table2.A1" office:value-type="string">
            <text:p text:style-name="Table_20_Contents">imprimeix_nombre_frases: Guillem<text:bookmark text:name="LC40"/></text:p>
          </table:table-cell>
        </table:table-row>
        <table:table-row>
          <table:table-cell table:style-name="Table2.A1" office:value-type="string">
            <text:p text:style-name="Table_20_Contents">imprimeix_nombre_paraules: Jordi<text:bookmark text:name="LC41"/></text:p>
          </table:table-cell>
        </table:table-row>
        <table:table-row>
          <table:table-cell table:style-name="Table2.A1" office:value-type="string">
            <text:p text:style-name="Table_20_Contents">imprimeix_taula_frequencies: Guillem</text:p>
          </table:table-cell>
        </table:table-row>
        <table:table-row>
          <table:table-cell table:style-name="Table2.A1" office:value-type="string">
            <text:p text:style-name="Table_20_Contents">llegir: Jordi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43"/>substituir: Guillem</text:p>
          </table:table-cell>
        </table:table-row>
      </table:table>
      <text:p text:style-name="P1"/>
      <text:p text:style-name="P1">Tanmateix, a l'hora de millorar la implementació i cercar errors per poder passar els jocs de proves públics i privats finalment hem acabat tots dos tocant codi de tots els mètodes.</text:p>
      <text:p text:style-name="P1"/>
      <text:p text:style-name="P1">Els jocs de proves preparats els ha fet qui indica el nom.</text:p>
      <text:p text:style-name="P1"/>
      <text:p text:style-name="P1">Els del Jutge es van passar: el primer i el segon privats per una modificació de Guillem Ferrer i el públic i el tercer privat després d'una modificació de Jordi Armeng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14:50:40.226069339</dc:date>
    <meta:editing-duration>PT11M10S</meta:editing-duration>
    <meta:editing-cycles>1</meta:editing-cycles>
    <meta:document-statistic meta:table-count="3" meta:image-count="0" meta:object-count="0" meta:page-count="2" meta:paragraph-count="52" meta:word-count="201" meta:character-count="1787" meta:non-whitespace-character-count="1638"/>
    <meta:generator>LibreOffice/4.3.7.2$Linux_X86_64 LibreOffice_project/430m0$Build-2</meta:generator>
  </office:meta>
</office:document-meta>
</file>